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ecb6" officeooo:paragraph-rsid="001cecb6"/>
    </style:style>
    <style:style style:name="P2" style:family="paragraph" style:parent-style-name="Standard">
      <style:text-properties fo:font-size="13pt" fo:font-weight="bold" officeooo:rsid="001cecb6" officeooo:paragraph-rsid="001cecb6" style:font-size-asian="13pt" style:font-weight-asian="bold" style:font-size-complex="13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1cecb6" officeooo:paragraph-rsid="001cecb6"/>
    </style:style>
    <style:style style:name="P4" style:family="paragraph" style:parent-style-name="Standard">
      <style:text-properties style:text-underline-style="none" officeooo:rsid="001cecb6" officeooo:paragraph-rsid="001cec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 document of just gameplay notes, without all the story</text:p>
      <text:h text:style-name="Heading_20_3" text:outline-level="3">Player</text:h>
      <text:p text:style-name="P1">Player can take a very limited amount of hits before they die (5-8 hp)</text:p>
      <text:p text:style-name="P1"/>
      <text:p text:style-name="P1">Player is equipped with a cigarette and a flashlight they find in their apartment</text:p>
      <text:p text:style-name="P1"><text:tab/>They find more cigarettes through exploring the level</text:p>
      <text:p text:style-name="P1"/>
      <text:h text:style-name="Heading_20_3" text:outline-level="3">Weapons</text:h>
      <text:p text:style-name="P3">Knuckles or Baseball Bat</text:p>
      <text:p text:style-name="P1"><text:tab/>‘Louis trusty tool for the pass 3 years, used to kill rats for the job’</text:p>
      <text:p text:style-name="P1"><text:tab/>Deals 2 damage, stuns the enemy, and requires the player to get close to the enemy </text:p>
      <text:p text:style-name="P3">Revolver</text:p>
      <text:p text:style-name="P1"><text:tab/>‘Louis is surrounded by threats, and needs self defense’ </text:p>
      <text:p text:style-name="P1"><text:tab/>Deals 4 damage, holds 6 bullets, stuns the enemy and is slow to reload</text:p>
      <text:p text:style-name="P3">Shotgun</text:p>
      <text:p text:style-name="P1"><text:tab/>‘self defense is no longer the objective, I NEED TO GET OUT’</text:p>
      <text:p text:style-name="P1"><text:tab/>Holds 2 shells, each shell fires a spread of 6 pellets that deal 1 damage each, stuns and pushes the enemy back</text:p>
      <text:h text:style-name="Heading_20_3" text:outline-level="3">Enemies</text:h>
      <text:p text:style-name="P3">Rat</text:p>
      <text:p text:style-name="P1"><text:tab/>-The first enemy encountered, tries to avoid light and usually attacks in packs using hit and run tactics</text:p>
      <text:p text:style-name="P1"><text:tab/>-Has 2 hp, and deals 1 hp per bite</text:p>
      <text:p text:style-name="P3">Little guy with many eyes </text:p>
      <text:p text:style-name="P1"><text:tab/>-An entity from beyond, it wants to spread energy from whence it came </text:p>
      <text:p text:style-name="P1"><text:tab/>-They charge the player and deal an initial ranged attack for 2 hp and will then charge the player and explode for an additional 4 dmg, possible also damages enemies </text:p>
      <text:p text:style-name="P1"><text:tab/>-Has 4 hp and if it’s killed after the initial attack it will deflate instead of exploding</text:p>
      <text:p text:style-name="P3">Cultist with knife</text:p>
      <text:p text:style-name="P4"><text:tab/>-Charges at Louis with malevolent intent, </text:p>
      <text:p text:style-name="P4"><text:tab/>-Charges with a 4 slash combo each dealing 1 damage and needs to breath for 2 seconds before attacking again, the player is stunned after an attack so they are stunned locked after the first hit</text:p>
      <text:p text:style-name="P4"><text:tab/>-Has 5 hp, and the combo can be interrupted by an attack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20T15:25:29.868000000</dc:date>
    <dc:creator>Daniel Herrera</dc:creator>
    <meta:editing-duration>PT44M30S</meta:editing-duration>
    <meta:editing-cycles>1</meta:editing-cycles>
    <meta:document-statistic meta:table-count="0" meta:image-count="0" meta:object-count="0" meta:page-count="1" meta:paragraph-count="27" meta:word-count="293" meta:character-count="1590" meta:non-whitespace-character-count="1303"/>
    <meta:generator>LibreOffice/7.4.3.2$Windows_X86_64 LibreOffice_project/1048a8393ae2eeec98dff31b5c133c5f1d08b890</meta:generator>
  </office:meta>
</office:document-meta>
</file>